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Info.setHandlerConfiguration( Configuration 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isColor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setPaintAsBitmap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FPInfo.getFo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stroke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PInfo.getResourc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getResour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paintAsBi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getPainting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createGraphics2D( boolean textAsSha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Info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setY(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setResourceInfo( AFPResourceInfo resourc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setFontInfo(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setResourceManager( AFPResourceManager resour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ge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getBitsPerPix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setPaintingState( AFPPaintingState painting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setX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nfo.getHandl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